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" style:parent-style-name="Fuentedepárrafopredeter." style:family="text">
      <style:text-properties style:font-name="Arial" fo:font-size="11pt" style:font-size-asian="11pt" style:font-size-complex="11pt"/>
    </style:style>
    <style:style style:name="T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" style:parent-style-name="Fuentedepárrafopredeter." style:family="text">
      <style:text-properties style:font-name="Arial" fo:font-size="11pt" style:font-size-asian="11pt" style:font-size-complex="11pt"/>
    </style:style>
    <style:style style:name="T6" style:parent-style-name="Fuentedepárrafopredeter." style:family="text">
      <style:text-properties style:font-name="Arial" fo:font-size="11pt" style:font-size-asian="11pt" style:font-size-complex="11pt"/>
    </style:style>
    <style:style style:name="T7" style:parent-style-name="Fuentedepárrafopredeter." style:family="text">
      <style:text-properties style:font-name="Arial" fo:font-size="11pt" style:font-size-asian="11pt" style:font-size-complex="11pt"/>
    </style:style>
    <style:style style:name="T8" style:parent-style-name="Fuentedepárrafopredeter." style:family="text">
      <style:text-properties style:font-name="Arial" fo:font-size="11pt" style:font-size-asian="11pt" style:font-size-complex="11pt"/>
    </style:style>
    <style:style style:name="T9" style:parent-style-name="Fuentedepárrafopredeter." style:family="text">
      <style:text-properties style:font-name="Arial" fo:font-size="11pt" style:font-size-asian="11pt" style:font-size-complex="11pt"/>
    </style:style>
    <style:style style:name="T10" style:parent-style-name="Fuentedepárrafopredeter." style:family="text">
      <style:text-properties style:font-name="Arial" fo:font-size="11pt" style:font-size-asian="11pt" style:font-size-complex="11pt"/>
    </style:style>
    <style:style style:name="T11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Arial" fo:font-size="11pt" style:font-size-asian="11pt" style:font-size-complex="11pt"/>
    </style:style>
    <style:style style:name="T13" style:parent-style-name="Fuentedepárrafopredeter." style:family="text">
      <style:text-properties style:font-name="Arial" fo:font-size="11pt" style:font-size-asian="11pt" style:font-size-complex="11pt"/>
    </style:style>
    <style:style style:name="T1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5" style:parent-style-name="Fuentedepárrafopredeter." style:family="text">
      <style:text-properties style:font-name="Arial" fo:font-size="11pt" style:font-size-asian="11pt" style:font-size-complex="11pt"/>
    </style:style>
    <style:style style:name="T16" style:parent-style-name="Fuentedepárrafopredeter." style:family="text">
      <style:text-properties style:font-name="Arial" fo:font-size="11pt" style:font-size-asian="11pt" style:font-size-complex="11pt"/>
    </style:style>
    <style:style style:name="T17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9" style:parent-style-name="Fuentedepárrafopredeter." style:family="text">
      <style:text-properties style:font-name="Arial" fo:font-size="11pt" style:font-size-asian="11pt" style:font-size-complex="11pt"/>
    </style:style>
    <style:style style:name="T2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1" style:parent-style-name="Fuentedepárrafopredeter." style:family="text">
      <style:text-properties style:font-name="Arial" fo:font-size="11pt" style:font-size-asian="11pt" style:font-size-complex="11pt"/>
    </style:style>
  </office:automatic-styles>
  <office:body>
    <office:text text:use-soft-page-breaks="true">
      <text:p text:style-name="P1"><text:span text:style-name="T2">Capas modelo TCP:<text:s/></text:span><text:span text:style-name="T3">Acceso a la red, Internet, Transporte, Aplicación.</text:span></text:p>
      <text:p text:style-name="Standard"><text:span text:style-name="T4">NAT (Network Address Translation):</text:span><text:span text:style-name="T5"><text:s/></text:span><text:span text:style-name="T6">el Router usa su</text:span><text:span text:style-name="T7"><text:s/>IP pública</text:span><text:span text:style-name="T8"><text:s/>para que</text:span><text:span text:style-name="T9"><text:s/>un ordenador<text:s/></text:span><text:span text:style-name="T10">reciba o envíe información a una red externa (Internet).</text:span></text:p>
      <text:p text:style-name="Standard"><text:span text:style-name="T11">PAT</text:span><text:span text:style-name="T12"><text:s/>(Port Address Translation).</text:span></text:p>
      <text:p text:style-name="Standard"><text:span text:style-name="T13">Los<text:s/></text:span><text:span text:style-name="T14">puertos bien conocidos</text:span><text:span text:style-name="T15"><text:s/>(&lt; 1023) son los puertos que se asignan a los protocolos comunes.</text:span></text:p>
      <text:p text:style-name="Standard"><text:span text:style-name="T16">Los<text:s/></text:span><text:span text:style-name="T17">puertos efí</text:span><text:span text:style-name="T18">meros<text:s/></text:span><text:span text:style-name="T19">(&gt; 1023) son los puertos que se asignan a las conexiones temporales con otros protocolos.</text:span></text:p>
      <text:p text:style-name="Standard"><text:span text:style-name="T20">Multiplexación</text:span><text:span text:style-name="T21">: varias comunicaciones por un mismo medi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09-14T12:25:00Z</meta:creation-date>
    <dc:date>2021-09-14T17:11:00Z</dc:date>
    <meta:template xlink:href="Normal.dotm" xlink:type="simple"/>
    <meta:editing-cycles>6</meta:editing-cycles>
    <meta:editing-duration>PT540S</meta:editing-duration>
    <meta:document-statistic meta:page-count="1" meta:paragraph-count="1" meta:word-count="77" meta:character-count="504" meta:row-count="3" meta:non-whitespace-character-count="428"/>
  </office:meta>
</office:document-meta>
</file>